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A8000000C8B1993758.png"/>
  <manifest:file-entry manifest:media-type="image/png" manifest:full-path="Pictures/10000000000001BC000000E0CA766817.png"/>
  <manifest:file-entry manifest:media-type="image/png" manifest:full-path="Pictures/100000000000031A00000253D1D24142.png"/>
  <manifest:file-entry manifest:media-type="image/png" manifest:full-path="Pictures/100000000000032000000258EC8EC29B.png"/>
  <manifest:file-entry manifest:media-type="image/png" manifest:full-path="Pictures/10000000000001A8000000C96BBBFBA7.png"/>
  <manifest:file-entry manifest:media-type="image/png" manifest:full-path="Pictures/10000000000001540000009D7D1C6C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5.08cm"/>
    </style:style>
    <style:style style:name="pr2" style:family="presentation" style:parent-style-name="lyt-aqua-subtitle">
      <style:graphic-properties draw:fill-color="#ffffff" fo:min-height="11.615cm"/>
    </style:style>
    <style:style style:name="pr3" style:family="presentation" style:parent-style-name="lyt-aqua-notes">
      <style:graphic-properties draw:fill-color="#ffffff" draw:auto-grow-height="true" fo:min-height="12.573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notes">
      <style:graphic-properties draw:fill-color="#ffffff" fo:min-height="12.322cm"/>
    </style:style>
    <style:style style:name="pr6" style:family="presentation" style:parent-style-name="lyt-aqua-title">
      <style:graphic-properties draw:auto-grow-height="true" fo:min-height="4.445cm"/>
    </style:style>
    <style:style style:name="pr7" style:family="presentation" style:parent-style-name="lyt-aqua-outline1">
      <style:graphic-properties fo:min-height="15.38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fo:min-height="13.61cm"/>
    </style:style>
    <style:style style:name="P1" style:family="paragraph">
      <style:text-properties fo:font-family="'AR PL UKai CN'" style:font-pitch="variable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T1" style:family="text">
      <style:text-properties fo:font-family="'WenQuanYi Micro Hei'" style:font-pitch="variable" fo:font-weight="normal" style:font-family-asian="'WenQuanYi Micro Hei'" style:font-pitch-asian="variable" style:font-weight-asian="normal" style:font-weight-complex="normal"/>
    </style:style>
    <style:style style:name="T2" style:family="text">
      <style:text-properties fo:font-family="'AR PL UKai CN'" style:font-pitch="variable" fo:font-weight="normal" style:font-weight-asian="normal" style:font-weight-complex="normal"/>
    </style:style>
    <style:style style:name="T3" style:family="text">
      <style:text-properties fo:font-family="'AR PL UKai CN'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AR PL UKai CN'" style:font-pitch="variable" style:font-family-asian="'AR PL UKai CN'" style:font-pitch-asian="variable"/>
    </style:style>
    <style:style style:name="T5" style:family="text">
      <style:text-properties fo:font-family="'WenQuanYi Micro Hei'" style:font-pitch="variable" fo:font-size="28pt" style:font-family-asian="'WenQuanYi Micro Hei'" style:font-pitch-asian="variable" style:font-size-asian="28pt" style:font-size-complex="28pt"/>
    </style:style>
    <style:style style:name="T6" style:family="text">
      <style:text-properties fo:font-family="'DejaVu Serif'" style:font-family-generic="roman" style:font-pitch="variable" fo:font-size="28pt" style:font-size-asian="28pt" style:font-size-complex="28pt"/>
    </style:style>
    <style:style style:name="T7" style:family="text">
      <style:text-properties fo:font-family="'DejaVu Serif'" style:font-family-generic="roman" style:font-pitch="variabl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5.08cm" svg:x="1.361cm" svg:y="2.593cm" presentation:class="title" presentation:user-transformed="true">
          <draw:text-box>
            <text:p text:style-name="P1"><text:span text:style-name="T1">用</text:span><text:span text:style-name="T1">Web</text:span><text:span text:style-name="T1">实现</text:span><text:span text:style-name="T2">HTTP(S)</text:span><text:span text:style-name="T1">代理</text:span><text:span text:style-name="T2"><text:line-break/></text:span><text:span text:style-name="T3">——受</text:span><text:span text:style-name="T3">GAppProxy</text:span><text:span text:style-name="T3">启发</text:span></text:p>
          </draw:text-box>
        </draw:frame>
        <draw:frame presentation:style-name="pr2" draw:layer="layout" svg:width="24.599cm" svg:height="11.615cm" svg:x="2cm" svg:y="7.62cm" presentation:class="subtitle" presentation:user-transformed="true">
          <draw:text-box>
            <text:p><text:span text:style-name="T4">信息安全国家重点实验室</text:span></text:p>
            <text:p/>
            <text:p><text:span text:style-name="T5">杨文博</text:span><text:span text:style-name="T6">(solrex)</text:span></text:p>
            <text:p><text:span text:style-name="T6"/></text:p>
            <text:p><text:span text:style-name="T7"><text:a xlink:href="http://solrex.cn/">http://solrex.cn</text:a></text:span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9">
        <draw:frame presentation:style-name="pr4" draw:layer="layout" svg:width="25.199cm" svg:height="3.507cm" svg:x="1.4cm" svg:y="0.837cm" presentation:class="title">
          <draw:text-box>
            <text:p>HTTP代理服务器</text:p>
          </draw:text-box>
        </draw:frame>
        <draw:frame draw:style-name="gr2" draw:text-style-name="P2" draw:layer="layout" svg:width="24.756cm" svg:height="11.43cm" svg:x="1.905cm" svg:y="6.985cm">
          <draw:image xlink:href="Pictures/10000000000001540000009D7D1C6CD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9">
        <draw:frame presentation:style-name="pr6" draw:layer="layout" svg:width="25.199cm" svg:height="4.445cm" svg:x="1.471cm" svg:y="1.27cm" presentation:class="title" presentation:user-transformed="true">
          <draw:text-box>
            <text:p>GAppProxy项目<text:line-break/><text:span text:style-name="T8">——使用</text:span><text:span text:style-name="T8">GAE</text:span><text:span text:style-name="T8">实现</text:span><text:span text:style-name="T8">HTTP</text:span><text:span text:style-name="T8">代理</text:span></text:p>
          </draw:text-box>
        </draw:frame>
        <draw:frame draw:style-name="gr2" draw:text-style-name="P2" draw:layer="layout" svg:width="24.613cm" svg:height="11.667cm" svg:x="1.905cm" svg:y="6.985cm">
          <draw:image xlink:href="Pictures/10000000000001A8000000C96BBBFBA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9">
        <draw:frame presentation:style-name="pr4" draw:layer="layout" svg:width="25.199cm" svg:height="3.507cm" svg:x="1.4cm" svg:y="0.837cm" presentation:class="title">
          <draw:text-box>
            <text:p>GAppProxy工作流程</text:p>
          </draw:text-box>
        </draw:frame>
        <draw:frame draw:style-name="gr2" draw:text-style-name="P2" draw:layer="layout" svg:width="25.175cm" svg:height="12.7cm" svg:x="1.495cm" svg:y="5.08cm">
          <draw:image xlink:href="Pictures/10000000000001BC000000E0CA7668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draw:frame presentation:style-name="pr4" draw:layer="layout" svg:width="25.199cm" svg:height="3.507cm" svg:x="1.4cm" svg:y="0.837cm" presentation:class="title">
          <draw:text-box>
            <text:p>GAppProxy优缺点</text:p>
          </draw:text-box>
        </draw:frame>
        <draw:frame presentation:style-name="pr7" draw:layer="layout" svg:width="24.599cm" svg:height="15.38cm" svg:x="2cm" svg:y="4.445cm" presentation:class="outline" presentation:user-transformed="true">
          <draw:text-box>
            <text:list text:style-name="L2">
              <text:list-item>
                <text:p>优点：</text:p>
                <text:list>
                  <text:list-item>
                    <text:p>像一般的HTTP代理服务器一样工作</text:p>
                    <text:list>
                      <text:list-item>
                        <text:p>与通常的网页代理相比，能维持HTTP会话，能正确处理所有页面元素(css,js等)</text:p>
                      </text:list-item>
                    </text:list>
                  </text:list-item>
                </text:list>
              </text:list-item>
              <text:list-item>
                <text:p>缺点：</text:p>
                <text:list>
                  <text:list-item>
                    <text:p>GAE限制网页请求、响应大小(1MB)和流量</text:p>
                  </text:list-item>
                  <text:list-item>
                    <text:p>GAE限制对部分Google自有站点的抓取</text:p>
                  </text:list-item>
                  <text:list-item>
                    <text:p>GAE限制对某些HTTP Header的修改</text:p>
                    <text:list>
                      <text:list-item>
                        <text:p><text:span text:style-name="T9">Host, Referer, Vary, Via, X-Forwarded-For</text:span></text:p>
                      </text:list-item>
                      <text:list-item>
                        <text:p><text:span text:style-name="T9">无法伪装成一个一般用户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9">
        <draw:frame presentation:style-name="pr8" draw:layer="layout" svg:width="25.199cm" svg:height="3.256cm" svg:x="1.4cm" svg:y="0.962cm" presentation:class="title">
          <draw:text-box>
            <text:p>一般化的HTTP Proxy over Web</text:p>
          </draw:text-box>
        </draw:frame>
        <draw:frame draw:style-name="gr2" draw:text-style-name="P2" draw:layer="layout" svg:width="25.578cm" svg:height="12.065cm" svg:x="1.27cm" svg:y="5.715cm">
          <draw:image xlink:href="Pictures/10000000000001A8000000C8B19937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">
        <draw:frame presentation:style-name="pr4" draw:layer="layout" svg:width="25.199cm" svg:height="3.507cm" svg:x="1.4cm" svg:y="0.837cm" presentation:class="title">
          <draw:text-box>
            <text:p>实现要点</text:p>
          </draw:text-box>
        </draw:frame>
        <draw:frame presentation:style-name="pr9" draw:layer="layout" svg:width="24.599cm" svg:height="13.61cm" svg:x="2cm" svg:y="5.5cm" presentation:class="outline">
          <draw:text-box>
            <text:list text:style-name="L2">
              <text:list-item>
                <text:p>HTTP Header处理</text:p>
                <text:list>
                  <text:list-item>
                    <text:p><text:span text:style-name="T8">Cookie</text:span><text:span text:style-name="T8">和</text:span><text:span text:style-name="T8">Set-cookie</text:span><text:span text:style-name="T8">域，维持会话的关键</text:span></text:p>
                  </text:list-item>
                  <text:list-item>
                    <text:p><text:span text:style-name="T8">Location</text:span><text:span text:style-name="T8">，页面重定向处理</text:span></text:p>
                  </text:list-item>
                </text:list>
              </text:list-item>
              <text:list-item>
                <text:p>文本内容隐藏</text:p>
                <text:list>
                  <text:list-item>
                    <text:p>文本内容的压缩或加密</text:p>
                  </text:list-item>
                </text:list>
              </text:list-item>
              <text:list-item>
                <text:p>代理服务器和Web Server的私有协议</text:p>
                <text:list>
                  <text:list-item>
                    <text:p>定义报文中哪些是URL，哪些是Header，哪些是Data，哪些有加密或压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">
        <draw:frame presentation:style-name="pr8" draw:layer="layout" svg:width="25.199cm" svg:height="3.256cm" svg:x="1.4cm" svg:y="0.962cm" presentation:class="title">
          <draw:text-box>
            <text:p>HTTPS?</text:p>
          </draw:text-box>
        </draw:frame>
        <draw:frame presentation:style-name="pr9" draw:layer="layout" svg:width="24.599cm" svg:height="13.61cm" svg:x="2cm" svg:y="5.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8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3T20:00:14</meta:creation-date>
    <meta:editing-duration>PT02H06M59S</meta:editing-duration>
    <meta:editing-cycles>19</meta:editing-cycles>
    <dc:date>2009-08-03T22:07:07</dc:date>
    <meta:generator>OpenOffice.org/3.0$Unix OpenOffice.org_project/300m15$Build-9379</meta:gener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